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C000001574920A9EF.jpg"/>
  <manifest:file-entry manifest:media-type="image/jpeg" manifest:full-path="Pictures/100000000000035200000267EE621A9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solid" draw:fill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28cm"/>
    </style:style>
    <style:style style:name="gr6" style:family="graphic" style:parent-style-name="standard">
      <style:graphic-properties draw:stroke="none" svg:stroke-color="#000000" draw:fill="none" draw:fill-color="#ffffff" fo:min-height="0.119cm"/>
    </style:style>
    <style:style style:name="gr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1.7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1cm"/>
    </style:style>
    <style:style style:name="gr1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.256cm"/>
    </style:style>
    <style:style style:name="gr18" style:family="graphic" style:parent-style-name="standard">
      <style:graphic-properties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2.2cm" svg:x="2.4cm" svg:y="25cm">
          <text:p/>
        </draw:rect>
        <draw:rect draw:style-name="gr1" draw:text-style-name="P1" draw:layer="layout" svg:width="3cm" svg:height="2.2cm" svg:x="10.2cm" svg:y="25.1cm">
          <text:p/>
        </draw:rect>
        <draw:custom-shape draw:style-name="gr2" draw:text-style-name="P1" draw:layer="layout" svg:width="0.9cm" svg:height="0.8cm" svg:x="9.571cm" svg:y="6.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5" draw:id="id15" draw:layer="layout" svg:width="0.257cm" svg:height="0.228cm" svg:x="9.636cm" svg:y="6.6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256cm" svg:height="0.228cm" svg:x="10.15cm" svg:y="6.6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257cm" svg:height="0.228cm" svg:x="9.893cm" svg:y="7.1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9cm" svg:height="0.9cm" svg:x="4.9cm" svg:y="4.26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0.257cm" svg:height="0.255cm" svg:x="4.965cm" svg:y="4.8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256cm" svg:height="0.255cm" svg:x="5.479cm" svg:y="4.8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55cm" svg:x="5.222cm" svg:y="4.3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9.471cm" svg:y="3.531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257cm" svg:height="0.228cm" svg:x="9.536cm" svg:y="3.58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56cm" svg:height="0.228cm" svg:x="10.05cm" svg:y="3.58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257cm" svg:height="0.228cm" svg:x="9.793cm" svg:y="4.0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9cm" svg:height="0.8cm" svg:x="7.291cm" svg:y="5.7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0.257cm" svg:height="0.228cm" svg:x="7.356cm" svg:y="6.2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256cm" svg:height="0.228cm" svg:x="7.87cm" svg:y="6.2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7.613cm" svg:y="5.8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xml:id="id2" draw:id="id2" draw:layer="layout" svg:width="1.9cm" svg:height="1.2cm" svg:x="4.371cm" svg:y="7.6cm">
          <draw:image xlink:href="Pictures/100000000000035200000267EE621A91.jpg" xlink:type="simple" xlink:show="embed" xlink:actuate="onLoad">
            <text:p/>
          </draw:image>
        </draw:frame>
        <draw:connector draw:style-name="gr1" draw:text-style-name="P1" draw:layer="layout" svg:x1="5.094cm" svg:y1="5.109cm" svg:x2="5.321cm" svg:y2="7.6cm" draw:start-shape="id1" draw:start-glue-point="8" draw:end-shape="id2" svg:d="M5094 5109v1246h227v1245">
          <text:p/>
        </draw:connector>
        <draw:frame draw:style-name="gr5" draw:layer="layout" svg:width="0.9cm" svg:height="0.53cm" svg:x="4.7cm" svg:y="7.17cm">
          <draw:text-box>
            <text:p><text:span text:style-name="T1">HF</text:span></text:p>
          </draw:text-box>
        </draw:frame>
        <draw:frame draw:style-name="gr6" draw:layer="layout" svg:width="1.6cm" svg:height="0.53cm" svg:x="6cm" svg:y="7.77cm">
          <draw:text-box>
            <text:p><text:span text:style-name="T1">VHF/UHF</text:span></text:p>
          </draw:text-box>
        </draw:frame>
        <draw:frame draw:style-name="gr4" draw:text-style-name="P1" xml:id="id17" draw:id="id17" draw:layer="layout" svg:width="1.229cm" svg:height="0.907cm" svg:x="10.371cm" svg:y="7.8cm">
          <draw:image xlink:href="Pictures/100000000000017C000001574920A9EF.jpg" xlink:type="simple" xlink:show="embed" xlink:actuate="onLoad">
            <text:p/>
          </draw:image>
        </draw:frame>
        <draw:line draw:style-name="gr7" draw:text-style-name="P1" draw:layer="layout" svg:x1="5.571cm" svg:y1="1.7cm" svg:x2="6.971cm" svg:y2="1.7cm">
          <text:p/>
        </draw:line>
        <draw:line draw:style-name="gr8" draw:text-style-name="P1" xml:id="id5" draw:id="id5" draw:layer="layout" svg:x1="8.7cm" svg:y1="1.762cm" svg:x2="8.7cm" svg:y2="2.562cm">
          <text:p/>
        </draw:line>
        <draw:connector draw:style-name="gr9" draw:text-style-name="P1" draw:layer="layout" svg:x1="5.021cm" svg:y1="3.169cm" svg:x2="5.35cm" svg:y2="4.269cm" draw:start-shape="id3" draw:start-glue-point="2" draw:end-shape="id4" draw:end-glue-point="2" svg:d="M5021 3169v550h329v550">
          <text:p/>
        </draw:connector>
        <draw:custom-shape draw:style-name="gr2" draw:text-style-name="P1" draw:layer="layout" svg:width="0.2cm" svg:height="0.2cm" svg:x="6.9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3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.246cm" svg:height="0.569cm" svg:x="7.6cm" svg:y="1.231cm">
          <draw:text-box>
            <text:p><text:span text:style-name="T2">2/70 Collinear</text:span></text:p>
          </draw:text-box>
        </draw:frame>
        <draw:custom-shape draw:style-name="gr2" draw:text-style-name="P1" draw:layer="layout" svg:width="0.2cm" svg:height="0.2cm" svg:x="6.9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6.9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2.25cm" svg:height="0.569cm" svg:x="5.2cm" svg:y="1.131cm">
          <draw:text-box>
            <text:p><text:span text:style-name="T2">End Fed Multi</text:span></text:p>
          </draw:text-box>
        </draw:frame>
        <draw:frame draw:style-name="gr12" draw:layer="layout" svg:width="2.661cm" svg:height="0.569cm" svg:x="9.639cm" svg:y="1.193cm">
          <draw:text-box>
            <text:p><text:span text:style-name="T2">70cm Lindenblad</text:span></text:p>
          </draw:text-box>
        </draw:frame>
        <draw:frame draw:style-name="gr13" draw:layer="layout" svg:width="0.756cm" svg:height="0.759cm" svg:x="5.6cm" svg:y="4.141cm">
          <draw:text-box>
            <text:p><text:span text:style-name="T3">1</text:span></text:p>
          </draw:text-box>
        </draw:frame>
        <draw:frame draw:style-name="gr13" draw:layer="layout" svg:width="0.756cm" svg:height="0.759cm" svg:x="9cm" svg:y="6.431cm">
          <draw:text-box>
            <text:p><text:span text:style-name="T3">4</text:span></text:p>
          </draw:text-box>
        </draw:frame>
        <draw:frame draw:style-name="gr13" draw:layer="layout" svg:width="0.756cm" svg:height="0.759cm" svg:x="10.244cm" svg:y="3.362cm">
          <draw:text-box>
            <text:p><text:span text:style-name="T3">2</text:span></text:p>
          </draw:text-box>
        </draw:frame>
        <draw:frame draw:style-name="gr14" draw:layer="layout" svg:width="1.01cm" svg:height="0.64cm" svg:x="8.6cm" svg:y="3.422cm">
          <draw:text-box>
            <text:p><text:span text:style-name="T4">NC</text:span></text:p>
          </draw:text-box>
        </draw:frame>
        <draw:frame draw:style-name="gr14" draw:layer="layout" svg:width="1.01cm" svg:height="0.64cm" svg:x="4.009cm" svg:y="4.66cm">
          <draw:text-box>
            <text:p><text:span text:style-name="T4">NC</text:span></text:p>
          </draw:text-box>
        </draw:frame>
        <draw:connector draw:style-name="gr1" draw:text-style-name="P1" draw:layer="layout" svg:x1="8.7cm" svg:y1="2.562cm" svg:x2="9.666cm" svg:y2="3.589cm" draw:start-shape="id5" draw:start-glue-point="2" draw:end-shape="id6" draw:end-glue-point="8" svg:d="M8700 2562h966v1027">
          <text:p/>
        </draw:connector>
        <draw:line draw:style-name="gr15" draw:text-style-name="P1" xml:id="id8" draw:id="id8" draw:layer="layout" svg:x1="10.9cm" svg:y1="1.831cm" svg:x2="10.9cm" svg:y2="2.331cm">
          <text:p/>
        </draw:line>
        <draw:line draw:style-name="gr15" draw:text-style-name="P1" draw:layer="layout" svg:x1="10.6cm" svg:y1="1.831cm" svg:x2="11.2cm" svg:y2="1.831cm">
          <text:p/>
        </draw:line>
        <draw:connector draw:style-name="gr1" draw:text-style-name="P1" draw:layer="layout" svg:x1="10.178cm" svg:y1="3.589cm" svg:x2="10.9cm" svg:y2="2.331cm" draw:start-shape="id7" draw:start-glue-point="8" draw:end-shape="id8" draw:end-glue-point="2" svg:d="M10178 3589v-604h722v-654">
          <text:p/>
        </draw:connector>
        <draw:connector draw:style-name="gr1" draw:text-style-name="P1" draw:layer="layout" svg:x1="6.271cm" svg:y1="8.2cm" svg:x2="7.485cm" svg:y2="6.502cm" draw:start-shape="id2" draw:start-glue-point="1" draw:end-shape="id9" draw:end-glue-point="8" svg:d="M6271 8200h1214v-1698">
          <text:p/>
        </draw:connector>
        <draw:connector draw:style-name="gr1" draw:text-style-name="P1" draw:layer="layout" svg:x1="9.923cm" svg:y1="4.273cm" svg:x2="7.741cm" svg:y2="5.76cm" draw:start-shape="id10" draw:start-glue-point="4" draw:end-shape="id11" draw:end-glue-point="2" svg:d="M9923 4273v743h-2182v744">
          <text:p/>
        </draw:connector>
        <draw:connector draw:style-name="gr1" draw:text-style-name="P1" draw:layer="layout" draw:line-skew="-0.433cm" svg:x1="10.278cm" svg:y1="6.658cm" svg:x2="5.607cm" svg:y2="5.109cm" draw:start-shape="id12" draw:start-glue-point="8" draw:end-shape="id13" draw:end-glue-point="8" svg:d="M10278 6658v-1208h-4671v-341">
          <text:p/>
        </draw:connector>
        <draw:connector draw:style-name="gr1" draw:text-style-name="P1" draw:layer="layout" svg:x1="7.998cm" svg:y1="6.502cm" svg:x2="9.766cm" svg:y2="6.658cm" draw:start-shape="id14" draw:start-glue-point="8" draw:end-shape="id15" draw:end-glue-point="8" svg:d="M7998 6502v501h883v-846h885v501">
          <text:p/>
        </draw:connector>
        <draw:connector draw:style-name="gr1" draw:text-style-name="P1" draw:layer="layout" svg:x1="10.023cm" svg:y1="7.342cm" svg:x2="10.371cm" svg:y2="8.253cm" draw:start-shape="id16" draw:start-glue-point="4" draw:end-shape="id17" draw:end-glue-point="3" svg:d="M10023 7342v911h348">
          <text:p/>
        </draw:connector>
        <draw:frame draw:style-name="gr14" draw:layer="layout" svg:width="1.01cm" svg:height="0.64cm" svg:x="6.5cm" svg:y="6.091cm">
          <draw:text-box>
            <text:p><text:span text:style-name="T4">NC</text:span></text:p>
          </draw:text-box>
        </draw:frame>
        <draw:frame draw:style-name="gr14" draw:layer="layout" svg:width="1.01cm" svg:height="0.64cm" svg:x="10.29cm" svg:y="6.491cm">
          <draw:text-box>
            <text:p><text:span text:style-name="T4">NC</text:span></text:p>
          </draw:text-box>
        </draw:frame>
        <draw:frame draw:style-name="gr14" draw:layer="layout" svg:width="1.01cm" svg:height="0.64cm" svg:x="6.5cm" svg:y="6.091cm">
          <draw:text-box>
            <text:p><text:span text:style-name="T4">NC</text:span></text:p>
          </draw:text-box>
        </draw:frame>
        <draw:frame draw:style-name="gr13" draw:layer="layout" svg:width="0.756cm" svg:height="0.759cm" svg:x="8.044cm" svg:y="5.672cm">
          <draw:text-box>
            <text:p><text:span text:style-name="T3">3</text:span></text:p>
          </draw:text-box>
        </draw:frame>
        <draw:line draw:style-name="gr7" draw:text-style-name="P1" draw:layer="layout" svg:x1="2.838cm" svg:y1="1.7cm" svg:x2="4.238cm" svg:y2="1.7cm">
          <text:p/>
        </draw:line>
        <draw:custom-shape draw:style-name="gr2" draw:text-style-name="P1" draw:layer="layout" svg:width="0.2cm" svg:height="0.2cm" svg:x="4.23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.63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23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2cm" svg:height="0.2cm" svg:x="4.23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571cm" svg:y1="1.7cm" svg:x2="6.971cm" svg:y2="1.7cm">
          <text:p/>
        </draw:line>
        <draw:custom-shape draw:style-name="gr2" draw:text-style-name="P1" draw:layer="layout" svg:width="0.2cm" svg:height="0.2cm" svg:x="6.9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2cm" svg:height="0.2cm" svg:x="5.3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6.9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6.9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802cm" svg:height="0.569cm" svg:x="2.736cm" svg:y="1.2cm">
          <draw:text-box>
            <text:p text:style-name="P2"><text:span text:style-name="T2">Long Wire</text:span></text:p>
          </draw:text-box>
        </draw:frame>
        <draw:custom-shape draw:style-name="gr2" draw:text-style-name="P1" xml:id="id3" draw:id="id3" draw:layer="layout" svg:width="0.9cm" svg:height="0.8cm" svg:x="4.571cm" svg:y="2.369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8" draw:id="id18" draw:layer="layout" svg:width="0.257cm" svg:height="0.228cm" svg:x="4.636cm" svg:y="2.42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256cm" svg:height="0.228cm" svg:x="5.15cm" svg:y="2.42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4.9cm" svg:y="2.87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0.756cm" svg:height="0.759cm" svg:x="4.044cm" svg:y="2.641cm">
          <draw:text-box>
            <text:p><text:span text:style-name="T3">5</text:span></text:p>
          </draw:text-box>
        </draw:frame>
        <draw:frame draw:style-name="gr14" draw:layer="layout" svg:width="1.01cm" svg:height="0.64cm" svg:x="5.3cm" svg:y="2.26cm">
          <draw:text-box>
            <text:p><text:span text:style-name="T4">NC</text:span></text:p>
          </draw:text-box>
        </draw:frame>
        <draw:connector draw:style-name="gr1" draw:text-style-name="P1" draw:layer="layout" svg:x1="4.637cm" svg:y1="2.542cm" svg:x2="3.9cm" svg:y2="2.7cm" draw:start-shape="id18" draw:start-glue-point="6" draw:end-shape="id19" draw:end-glue-point="1" svg:d="M4637 2542h-369v158h-368">
          <text:p/>
        </draw:connector>
        <draw:connector draw:style-name="gr1" draw:text-style-name="P1" draw:layer="layout" svg:x1="5.278cm" svg:y1="2.427cm" svg:x2="5.471cm" svg:y2="1.8cm" draw:start-shape="id20" draw:start-glue-point="8" draw:end-shape="id21" draw:end-glue-point="8" svg:d="M5278 2427v-314h193v-313">
          <text:p/>
        </draw:connector>
        <draw:rect draw:style-name="gr18" draw:text-style-name="P1" xml:id="id19" draw:id="id19" draw:layer="layout" svg:width="1cm" svg:height="0.8cm" svg:x="2.9cm" svg:y="2.3cm">
          <text:p text:style-name="P1"><text:span text:style-name="T5">Tuner</text:span></text:p>
        </draw:rect>
        <draw:connector draw:style-name="gr1" draw:text-style-name="P1" draw:layer="layout" svg:x1="3.4cm" svg:y1="2.3cm" svg:x2="4.338cm" svg:y2="1.8cm" draw:start-shape="id19" draw:start-glue-point="0" draw:end-shape="id22" draw:end-glue-point="8" svg:d="M3400 2300v-250h938v-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21-08-14T16:25:40.07</dc:date>
    <dc:creator>Bob Cowdery</dc:creator>
    <meta:editing-duration>PT16H11M43S</meta:editing-duration>
    <meta:editing-cycles>37</meta:editing-cycles>
    <meta:generator>OpenOffice/4.1.2$Win32 OpenOffice.org_project/412m3$Build-9782</meta:generator>
    <meta:document-statistic meta:object-count="72"/>
  </office:meta>
</office:document-meta>
</file>